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Courier New1" svg:font-family="'Courier New'" style:font-family-generic="modern"/>
    <style:font-face style:name="Palatino" svg:font-family="Palatino, 'Book Antiqua'" style:font-family-generic="roman"/>
    <style:font-face style:name="Arial4" svg:font-family="Arial" style:font-family-generic="swiss"/>
    <style:font-face style:name="Arial3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ourier New2" svg:font-family="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1" svg:font-family="Palatino, 'Book Antiqua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Wingdings2" svg:font-family="Wingdings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2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style:font-name="Wingdings1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07">07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7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allennetut proseduurit automatisoinnissa ja ajastus</text:span></text:p>
          </draw:text-box>
        </draw:frame>
        <draw:frame draw:name="Content Placeholder 8_7" presentation:style-name="pr7" draw:text-style-name="P13" draw:layer="layout" svg:width="25.549cm" svg:height="11.2cm" svg:x="1.266cm" svg:y="4.4cm" presentation:class="outline" presentation:user-transformed="true">
          <draw:text-box>
            <text:list text:style-name="L5">
              <text:list-item>
                <text:p text:style-name="P12"><text:span text:style-name="T6">Mitä kaikkea pystyy tekemään esimerkiksi Microsoft Server:in Transact SQL:llä eli T-SQL:llä?</text:span></text:p>
              </text:list-item>
              <text:list-item>
                <text:p text:style-name="P12"><text:span text:style-name="T6">Mitä tietokantapalvelimen ylläpidossa voisi ajastaa ja siten automatioida työskentelyä?</text:span></text:p>
              </text:list-item>
              <text:list-item>
                <text:p text:style-name="P12"><text:span text:style-name="T6">Minkä avulla ajastus tehdään esimerkiksi Microsoft SQL Server:issä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07">07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Courier New1" svg:font-family="'Courier New'" style:font-family-generic="modern"/>
    <style:font-face style:name="Palatino" svg:font-family="Palatino, 'Book Antiqua'" style:font-family-generic="roman"/>
    <style:font-face style:name="Arial4" svg:font-family="Arial" style:font-family-generic="swiss"/>
    <style:font-face style:name="Arial3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ourier New2" svg:font-family="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1" svg:font-family="Palatino, 'Book Antiqua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Wingdings2" svg:font-family="Wingdings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zh" style:country-asian="CN"/>
    </style:style>
    <style:style style:name="Otsikko_20_1" style:display-name="Otsikko 1" style:family="graphic">
      <style:paragraph-properties fo:margin-top="0.062cm" fo:margin-bottom="0.374cm" fo:text-align="start" style:text-autospace="none" style:writing-mode="lr-tb"/>
      <style:text-properties fo:color="#3f4c98" style:font-name="Arial" fo:font-family="Arial" style:font-family-generic="swiss" style:font-pitch="variable" fo:font-size="16pt" fo:language="fi" fo:country="FI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/>
    </style:style>
    <style:style style:name="Otsikko_20_2" style:display-name="Otsikko 2" style:family="graphic">
      <style:paragraph-properties fo:margin-top="0.746cm" fo:margin-bottom="0.187cm" fo:text-align="start" style:text-autospace="none" style:writing-mode="lr-tb"/>
      <style:text-properties style:use-window-font-color="true" style:font-name="Arial" fo:font-family="Arial" style:font-family-generic="swiss" style:font-pitch="variable" fo:font-size="14pt" fo:language="fi" fo:country="FI" fo:font-style="italic" fo:font-weight="bold" style:font-name-asian="Arial" style:font-family-asian="Arial" style:font-family-generic-asian="swiss" style:font-pitch-asian="variable" style:font-size-asian="14pt" style:language-asian="ar" style:country-asian="SA" style:font-style-asian="italic" style:font-weight-asian="bold"/>
    </style:style>
    <style:style style:name="Otsikko_20_3" style:display-name="Otsikko 3" style:family="graphic">
      <style:paragraph-properties fo:margin-top="0.746cm" fo:margin-bottom="0.187cm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none" fo:country="none" fo:font-weight="bold" style:font-name-asian="Arial" style:font-family-asian="Arial" style:font-family-generic-asian="swiss" style:font-pitch-asian="variable" style:font-size-asian="13pt" style:language-asian="ar" style:country-asian="SA" style:font-weight-asian="bold"/>
    </style:style>
    <style:style style:name="SC.9.303106" style:family="graphic">
      <style:paragraph-properties style:text-autospace="none"/>
      <style:text-properties fo:color="#000000" style:font-name-asian="Palatino" style:font-family-asian="Palatino, 'Book Antiqua'" style:font-family-generic-asian="roman" style:font-size-asian="10pt"/>
    </style:style>
    <style:style style:name="Painotus" style:family="graphic">
      <style:paragraph-properties style:text-autospace="none"/>
      <style:text-properties fo:font-style="italic" style:font-style-asian="italic" style:font-style-complex="italic"/>
    </style:style>
    <style:style style:name="Normal_20_Indent_20_Char" style:display-name="Normal Indent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Footer_20_Char" style:display-name="Footer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Otsikko_20_3_20__2b__20_10_20_pt_20_Char" style:display-name="Otsikko 3 + 10 pt Char" style:family="graphic">
      <style:paragraph-properties style:text-autospace="none"/>
      <style:text-properties style:font-name="Arial" fo:font-family="Arial" style:font-family-generic="swiss" style:font-pitch="variable" fo:language="none" fo:country="none" fo:font-weight="bold" style:font-name-asian="Arial" style:font-family-asian="Arial" style:font-family-generic-asian="swiss" style:font-pitch-asian="variable" style:font-size-asian="13pt" style:font-weight-asian="bold"/>
    </style:style>
    <style:style style:name="Style_20_Heading_20_3_20__2b__20_10_20_pt_20_Char" style:display-name="Style Heading 3 + 10 pt Char" style:family="graphic">
      <style:paragraph-properties style:text-autospace="none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size-asian="13pt" style:font-weight-asian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size-asian="13pt" style:font-weight-asian="bold"/>
    </style:style>
    <style:style style:name="normal_20_Char" style:display-name="normal Char" style:family="graphic">
      <style:paragraph-properties style:text-autospace="none"/>
      <style:text-properties fo:color="#404040" style:font-name="Verdana" fo:font-family="Verdana" style:font-family-generic="swiss" style:font-pitch="variable" fo:font-size="10.5pt" fo:language="fi" fo:country="FI" fo:font-weight="bold" style:font-name-asian="Verdana" style:font-family-asian="Verdana" style:font-family-generic-asian="swiss" style:font-pitch-asian="variable" style:font-size-asian="10.5pt" style:language-asian="ar" style:country-asian="SA" style:font-weight-asian="bold"/>
    </style:style>
    <style:style style:name="Avattu_20_Internet-linkki" style:display-name="Avattu Internet-linkki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-linkki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ivunumero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6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SP.9.110929" style:family="graphic">
      <style:paragraph-properties style:text-autospace="none"/>
      <style:text-properties fo:color="#000000" style:font-name="Palatino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style:text-autospace="none" style:writing-mode="lr-tb"/>
      <style:text-properties fo:color="#000000" style:font-name="Arial" fo:font-family="Arial" style:font-family-generic="swiss" style:font-pitch="variable" fo:font-size="12pt" fo:language="fi" fo:country="FI" style:font-name-asian="Arial" style:font-family-asian="Arial" style:font-family-generic-asian="swiss" style:font-pitch-asian="variable" style:font-size-asian="12pt" style:language-asian="zh" style:country-asian="CN"/>
    </style:style>
    <style:style style:name="SP.9.110661" style:family="graphic">
      <style:paragraph-properties style:text-autospace="none"/>
      <style:text-properties fo:color="#000000" style:font-name="Palatino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.9.110680" style:family="graphic">
      <style:paragraph-properties style:text-autospace="none"/>
      <style:text-properties fo:color="#000000" style:font-name="Palatino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isällysluettelo_20_2" style:display-name="Sisällysluettelo 2" style:family="graphic">
      <style:paragraph-properties fo:margin-left="0.746cm" fo:margin-right="0cm" fo:text-align="start" fo:text-indent="0cm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Hakemisto_20_1" style:display-name="Hakemisto 1" style:family="graphic">
      <style:paragraph-properties fo:margin-left="0.746cm" fo:margin-right="0cm" fo:text-align="start" fo:text-indent="-0.746cm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Sisällysluettelo_20_1" style:display-name="Sisällysluettelo 1" style:family="graphic">
      <style:paragraph-properties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Otsikko_20_3_20__2b__20_10_20_pt" style:display-name="Otsikko 3 + 10 pt" style:family="graphic">
      <style:paragraph-properties fo:margin-top="0.746cm" fo:margin-bottom="0.187cm" fo:text-align="start" style:text-autospace="none" style:writing-mode="lr-tb">
        <style:tab-stops>
          <style:tab-stop style:position="0cm"/>
          <style:tab-stop style:position="1.681cm"/>
        </style:tab-stops>
      </style:paragraph-properties>
      <style:text-properties style:use-window-font-color="true" style:font-name="Arial" fo:font-family="Arial" style:font-family-generic="swiss" style:font-pitch="variable" fo:font-size="10pt" fo:language="none" fo:country="none" fo:font-weight="bold" style:font-name-asian="Arial" style:font-family-asian="Arial" style:font-family-generic-asian="swiss" style:font-pitch-asian="variable" style:font-size-asian="10pt" style:language-asian="ar" style:country-asian="SA" style:font-weight-asian="normal"/>
    </style:style>
    <style:style style:name="Normal_20_Indent" style:display-name="Normal Indent" style:family="graphic">
      <style:paragraph-properties fo:margin-left="4.057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_20_Heading_20_3_20__2b__20_10_20_pt" style:display-name="Style Heading 3 + 10 pt" style:family="graphic">
      <style:paragraph-properties fo:margin-top="0.746cm" fo:margin-bottom="0.187cm" fo:text-align="start" style:text-autospace="none" style:writing-mode="lr-tb">
        <style:tab-stops>
          <style:tab-stop style:position="1.681cm"/>
        </style:tab-stops>
      </style:paragraph-properties>
      <style:text-properties style:use-window-font-color="true" style:font-name="Arial" fo:font-family="Arial" style:font-family-generic="swiss" style:font-pitch="variable" fo:font-size="10pt" fo:language="none" fo:country="none" fo:font-weight="bold" style:font-name-asian="Arial" style:font-family-asian="Arial" style:font-family-generic-asian="swiss" style:font-pitch-asian="variable" style:font-size-asian="10pt" style:language-asian="ar" style:country-asian="SA" style:font-weight-asian="bold"/>
    </style:style>
    <style:style style:name="Sisällysluettelo_20_3" style:display-name="Sisällysluettelo 3" style:family="graphic">
      <style:paragraph-properties fo:margin-left="1.494cm" fo:margin-right="0cm" fo:text-align="start" fo:text-indent="0cm" style:text-autospace="none" style:writing-mode="lr-tb">
        <style:tab-stops>
          <style:tab-stop style:position="3.921cm"/>
          <style:tab-stop style:position="29.956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LO-normal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" fo:font-family="Verdana" style:font-family-generic="swiss" style:font-pitch="variable" fo:font-size="10.5pt" fo:language="fi" fo:country="FI" fo:font-weight="bold" style:font-name-asian="Verdana" style:font-family-asian="Verdana" style:font-family-generic-asian="swiss" style:font-pitch-asian="variable" style:font-size-asian="10.5pt" style:language-asian="ar" style:country-asian="SA" style:font-weight-asian="bold"/>
    </style:style>
    <style:style style:name="Normal_20__28_Web_29_" style:display-name="Normal (Web)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" fo:font-family="Verdana" style:font-family-generic="swiss" style:font-pitch="variable" fo:font-size="10.5pt" fo:language="fi" fo:country="FI" fo:font-weight="bold" style:font-name-asian="Verdana" style:font-family-asian="Verdana" style:font-family-generic-asian="swiss" style:font-pitch-asian="variable" style:font-size-asian="10.5pt" style:language-asian="ar" style:country-asian="SA" style:font-weight-asian="bold"/>
    </style:style>
    <style:style style:name="xl7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7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8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67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6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6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6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6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58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7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48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47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4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3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38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7" style:family="graphic">
      <style:paragraph-properties fo:margin-top="0.871cm" fo:margin-bottom="0.871cm" fo:text-align="start" style:text-autospace="none" style:writing-mode="lr-tb"/>
      <style:text-properties style:use-window-font-color="true" style:font-name="Courier New1" fo:font-family="'Courier New'" style:font-family-generic="modern" fo:font-size="10pt" fo:language="fi" fo:country="FI" style:font-name-asian="Courier New1" style:font-family-asian="'Courier New'" style:font-family-generic-asian="modern" style:font-size-asian="12pt" style:language-asian="ar" style:country-asian="SA"/>
    </style:style>
    <style:style style:name="xl3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8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7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4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style:font-name-asian="Arial" style:font-family-asian="Arial" style:font-family-generic-asian="swiss" style:font-pitch-asian="variable" style:font-size-asian="12pt" style:language-asian="ar" style:country-asian="SA" style:font-style-asian="italic"/>
    </style:style>
    <style:style style:name="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Ylä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Ylätunniste_20_ja_20_alatunniste" style:display-name="Ylätunniste ja 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Hakemisto" style:family="graphic">
      <style:paragraph-properties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4" style:font-family-asian="Arial" style:font-family-generic-asian="swiss" style:font-size-asian="12pt" style:language-asian="ar" style:country-asian="SA"/>
    </style:style>
    <style:style style:name="Kuvaotsikko" style:family="graphic">
      <style:paragraph-properties fo:margin-top="0.374cm" fo:margin-bottom="0.374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i" fo:country="FI" fo:font-style="italic" style:font-name-asian="Arial4" style:font-family-asian="Arial" style:font-family-generic-asian="swiss" style:font-size-asian="12pt" style:language-asian="ar" style:country-asian="SA" style:font-style-asian="italic"/>
    </style:style>
    <style:style style:name="Luettelo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4" style:font-family-asian="Arial" style:font-family-generic-asian="swiss" style:font-size-asian="12pt" style:language-asian="ar" style:country-asian="SA"/>
    </style:style>
    <style:style style:name="Leipäteksti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2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style:font-name="Wingdings1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style:font-name="Wingdings1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1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style:font-name="Wingdings1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1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1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style:font-name="Wingdings1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1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1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1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style:font-name="Wingdings1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1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1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1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style:font-name="Wingdings1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07">07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39</meta:editing-cycles>
    <meta:print-date>2020-09-28T07:56:54</meta:print-date>
    <meta:creation-date>2020-11-11T09:16:24</meta:creation-date>
    <dc:date>2024-02-07T12:51:24.398000000</dc:date>
    <meta:editing-duration>PT14H19M35S</meta:editing-duration>
    <meta:generator>LibreOffice/6.4.7.2$Windows_X86_64 LibreOffice_project/639b8ac485750d5696d7590a72ef1b496725cfb5</meta:generator>
    <meta:document-statistic meta:object-count="111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